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93cm"/>
    </style:style>
    <style:style style:name="co3" style:family="table-column">
      <style:table-column-properties fo:break-before="auto" style:column-width="2.559cm"/>
    </style:style>
    <style:style style:name="co4" style:family="table-column">
      <style:table-column-properties fo:break-before="auto" style:column-width="2.477cm"/>
    </style:style>
    <style:style style:name="co5" style:family="table-column">
      <style:table-column-properties fo:break-before="auto" style:column-width="2.886cm"/>
    </style:style>
    <style:style style:name="co6" style:family="table-column">
      <style:table-column-properties fo:break-before="auto" style:column-width="3.785cm"/>
    </style:style>
    <style:style style:name="co7" style:family="table-column">
      <style:table-column-properties fo:break-before="auto" style:column-width="2.776cm"/>
    </style:style>
    <style:style style:name="co8" style:family="table-column">
      <style:table-column-properties fo:break-before="auto" style:column-width="3.186cm"/>
    </style:style>
    <style:style style:name="co9" style:family="table-column">
      <style:table-column-properties fo:break-before="auto" style:column-width="2.5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fo:background-color="#ffde59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04">
      <style:table-cell-properties fo:border="0.74pt solid #000000"/>
    </style:style>
    <style:style style:name="ce7" style:family="table-cell" style:parent-style-name="Default" style:data-style-name="N0">
      <style:table-cell-properties fo:border="0.74pt solid #000000"/>
    </style:style>
    <style:style style:name="ce8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 style:data-style-name="N11">
      <style:table-cell-properties fo:border="0.74pt solid #0000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11"/>
          <table:table-cell table:style-name="ce10"/>
        </table:table-row>
        <table:table-row table:style-name="ro1">
          <table:table-cell table:number-columns-repeated="11"/>
          <table:table-cell table:style-name="ce11"/>
        </table:table-row>
        <table:table-row table:style-name="ro1" table:number-rows-repeated="1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Codi</text:p>
          </table:table-cell>
          <table:table-cell table:style-name="ce1" office:value-type="string" calcext:value-type="string">
            <text:p>Article</text:p>
          </table:table-cell>
          <table:table-cell table:style-name="ce1" office:value-type="string" calcext:value-type="string">
            <text:p>Unitats</text:p>
          </table:table-cell>
          <table:table-cell table:style-name="ce1" office:value-type="string" calcext:value-type="string">
            <text:p>Preu Unitari</text:p>
          </table:table-cell>
          <table:table-cell table:style-name="ce1" office:value-type="string" calcext:value-type="string">
            <text:p>Subtotal [1]</text:p>
          </table:table-cell>
          <table:table-cell table:style-name="ce1" office:value-type="string" calcext:value-type="string">
            <text:p>%Descompte</text:p>
          </table:table-cell>
          <table:table-cell table:style-name="ce1" office:value-type="string" calcext:value-type="string">
            <text:p>Total descompte [2]</text:p>
          </table:table-cell>
          <table:table-cell table:style-name="ce1" office:value-type="string" calcext:value-type="string">
            <text:p>%IVA</text:p>
          </table:table-cell>
          <table:table-cell table:style-name="ce1" office:value-type="string" calcext:value-type="string">
            <text:p>Total IVA [3]</text:p>
          </table:table-cell>
          <table:table-cell table:style-name="ce1" office:value-type="string" calcext:value-type="string">
            <text:p>Total amb IVA [4]</text:p>
          </table:table-cell>
          <table:table-cell/>
        </table:table-row>
        <table:table-row table:style-name="ro2">
          <table:table-cell/>
          <table:table-cell table:style-name="ce2" office:value-type="float" office:value="123935" calcext:value-type="float">
            <text:p>123935</text:p>
          </table:table-cell>
          <table:table-cell table:style-name="ce2" office:value-type="string" calcext:value-type="string">
            <text:p>Abric talla S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currency" office:currency="EUR" office:value="14.99" calcext:value-type="currency">
            <text:p>14,99 €</text:p>
          </table:table-cell>
          <table:table-cell table:style-name="ce6" table:formula="of:= [.D16]*[.E16]" office:value-type="currency" office:currency="EUR" office:value="29.98" calcext:value-type="currency">
            <text:p>29,98 €</text:p>
          </table:table-cell>
          <table:table-cell table:style-name="ce9" office:value-type="percentage" office:value="0.05" calcext:value-type="percentage">
            <text:p>5,00 %</text:p>
          </table:table-cell>
          <table:table-cell table:style-name="ce6" table:formula="of:=[.F16]*[.G16]" office:value-type="currency" office:currency="EUR" office:value="1.499" calcext:value-type="currency">
            <text:p>1,50 €</text:p>
          </table:table-cell>
          <table:table-cell table:style-name="ce9" office:value-type="percentage" office:value="0.21" calcext:value-type="percentage">
            <text:p>21,00 %</text:p>
          </table:table-cell>
          <table:table-cell table:style-name="ce6" table:formula="of:=([.F16]-[.H16])*[.I16]" office:value-type="currency" office:currency="EUR" office:value="5.98101" calcext:value-type="currency">
            <text:p>5,98 €</text:p>
          </table:table-cell>
          <table:table-cell table:style-name="ce6" table:formula="of:=[.F16]-[.H16]+[.J16]" office:value-type="currency" office:currency="EUR" office:value="34.46201" calcext:value-type="currency">
            <text:p>34,46 €</text:p>
          </table:table-cell>
          <table:table-cell/>
        </table:table-row>
        <table:table-row table:style-name="ro1">
          <table:table-cell/>
          <table:table-cell table:style-name="ce2" office:value-type="float" office:value="123936" calcext:value-type="float">
            <text:p>123936</text:p>
          </table:table-cell>
          <table:table-cell table:style-name="ce2" office:value-type="string" calcext:value-type="string">
            <text:p>Sabates talla 36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currency" office:currency="EUR" office:value="29.15" calcext:value-type="currency">
            <text:p>29,15 €</text:p>
          </table:table-cell>
          <table:table-cell table:style-name="ce6" table:formula="of:= [.D17]*[.E17]" office:value-type="currency" office:currency="EUR" office:value="29.15" calcext:value-type="currency">
            <text:p>29,15 €</text:p>
          </table:table-cell>
          <table:table-cell table:style-name="ce9" office:value-type="percentage" office:value="0.03" calcext:value-type="percentage">
            <text:p>3,00 %</text:p>
          </table:table-cell>
          <table:table-cell table:style-name="ce6" table:formula="of:=[.F17]*[.G17]" office:value-type="currency" office:currency="EUR" office:value="0.8745" calcext:value-type="currency">
            <text:p>0,87 €</text:p>
          </table:table-cell>
          <table:table-cell table:style-name="ce9" office:value-type="percentage" office:value="0.21" calcext:value-type="percentage">
            <text:p>21,00 %</text:p>
          </table:table-cell>
          <table:table-cell table:style-name="ce6" table:formula="of:=([.F17]-[.H17])*[.I17]" office:value-type="currency" office:currency="EUR" office:value="5.937855" calcext:value-type="currency">
            <text:p>5,94 €</text:p>
          </table:table-cell>
          <table:table-cell table:style-name="ce6" table:formula="of:=[.F17]-[.H17]+[.J17]" office:value-type="currency" office:currency="EUR" office:value="34.213355" calcext:value-type="currency">
            <text:p>34,21 €</text:p>
          </table:table-cell>
          <table:table-cell/>
        </table:table-row>
        <table:table-row table:style-name="ro1">
          <table:table-cell/>
          <table:table-cell table:style-name="ce2" office:value-type="float" office:value="123937" calcext:value-type="float">
            <text:p>123937</text:p>
          </table:table-cell>
          <table:table-cell table:style-name="ce2" office:value-type="string" calcext:value-type="string">
            <text:p>Llibre de text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currency" office:currency="EUR" office:value="25.66" calcext:value-type="currency">
            <text:p>25,66 €</text:p>
          </table:table-cell>
          <table:table-cell table:style-name="ce6" table:formula="of:= [.D18]*[.E18]" office:value-type="currency" office:currency="EUR" office:value="76.98" calcext:value-type="currency">
            <text:p>76,98 €</text:p>
          </table:table-cell>
          <table:table-cell table:style-name="ce9" office:value-type="percentage" office:value="0.1" calcext:value-type="percentage">
            <text:p>10,00 %</text:p>
          </table:table-cell>
          <table:table-cell table:style-name="ce6" table:formula="of:=[.F18]*[.G18]" office:value-type="currency" office:currency="EUR" office:value="7.698" calcext:value-type="currency">
            <text:p>7,70 €</text:p>
          </table:table-cell>
          <table:table-cell table:style-name="ce9" office:value-type="percentage" office:value="0.1" calcext:value-type="percentage">
            <text:p>10,00 %</text:p>
          </table:table-cell>
          <table:table-cell table:style-name="ce6" table:formula="of:=([.F18]-[.H18])*[.I18]" office:value-type="currency" office:currency="EUR" office:value="6.9282" calcext:value-type="currency">
            <text:p>6,93 €</text:p>
          </table:table-cell>
          <table:table-cell table:style-name="ce6" table:formula="of:=[.F18]-[.H18]+[.J18]" office:value-type="currency" office:currency="EUR" office:value="76.2102" calcext:value-type="currency">
            <text:p>76,21 €</text:p>
          </table:table-cell>
          <table:table-cell/>
        </table:table-row>
        <table:table-row table:style-name="ro1">
          <table:table-cell/>
          <table:table-cell table:style-name="ce2" office:value-type="float" office:value="123938" calcext:value-type="float">
            <text:p>123938</text:p>
          </table:table-cell>
          <table:table-cell table:style-name="ce2" office:value-type="string" calcext:value-type="string">
            <text:p>Patates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currency" office:currency="EUR" office:value="0.85" calcext:value-type="currency">
            <text:p>0,85 €</text:p>
          </table:table-cell>
          <table:table-cell table:style-name="ce6" table:formula="of:= [.D19]*[.E19]" office:value-type="currency" office:currency="EUR" office:value="4.25" calcext:value-type="currency">
            <text:p>4,25 €</text:p>
          </table:table-cell>
          <table:table-cell table:style-name="ce2"/>
          <table:table-cell table:style-name="ce6" table:formula="of:=[.F19]*[.G19]" office:value-type="currency" office:currency="EUR" office:value="0" calcext:value-type="currency">
            <text:p>0,00 €</text:p>
          </table:table-cell>
          <table:table-cell table:style-name="ce9" office:value-type="percentage" office:value="0.04" calcext:value-type="percentage">
            <text:p>4,00 %</text:p>
          </table:table-cell>
          <table:table-cell table:style-name="ce6" table:formula="of:=([.F19]-[.H19])*[.I19]" office:value-type="currency" office:currency="EUR" office:value="0.17" calcext:value-type="currency">
            <text:p>0,17 €</text:p>
          </table:table-cell>
          <table:table-cell table:style-name="ce6" table:formula="of:=[.F19]-[.H19]+[.J19]" office:value-type="currency" office:currency="EUR" office:value="4.42" calcext:value-type="currency">
            <text:p>4,42 €</text:p>
          </table:table-cell>
          <table:table-cell/>
        </table:table-row>
        <table:table-row table:style-name="ro1">
          <table:table-cell/>
          <table:table-cell table:style-name="ce2" table:number-columns-repeated="3"/>
          <table:table-cell table:style-name="ce7" office:value-type="float" office:value="0" calcext:value-type="float">
            <text:p>0</text:p>
          </table:table-cell>
          <table:table-cell table:style-name="ce2" table:number-columns-repeated="2"/>
          <table:table-cell table:style-name="ce6" table:formula="of:=[.F20]*[.G20]" office:value-type="currency" office:currency="EUR" office:value="0" calcext:value-type="currency">
            <text:p>0,00 €</text:p>
          </table:table-cell>
          <table:table-cell table:style-name="ce2"/>
          <table:table-cell table:style-name="ce6" table:formula="of:=([.F20]-[.H20])*[.I20]" office:value-type="currency" office:currency="EUR" office:value="0" calcext:value-type="currency">
            <text:p>0,00 €</text:p>
          </table:table-cell>
          <table:table-cell table:style-name="ce6" table:formula="of:=[.F20]-[.H20]+[.J20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6" table:formula="of:=[.F21]*[.G21]" office:value-type="currency" office:currency="EUR" office:value="0" calcext:value-type="currency">
            <text:p>0,00 €</text:p>
          </table:table-cell>
          <table:table-cell table:style-name="ce2"/>
          <table:table-cell table:style-name="ce6" table:formula="of:=([.F21]-[.H21])*[.I21]" office:value-type="currency" office:currency="EUR" office:value="0" calcext:value-type="currency">
            <text:p>0,00 €</text:p>
          </table:table-cell>
          <table:table-cell table:style-name="ce6" table:formula="of:=[.F21]-[.H21]+[.J21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6" table:formula="of:=[.F22]*[.G22]" office:value-type="currency" office:currency="EUR" office:value="0" calcext:value-type="currency">
            <text:p>0,00 €</text:p>
          </table:table-cell>
          <table:table-cell table:style-name="ce2"/>
          <table:table-cell table:style-name="ce6" table:formula="of:=([.F22]-[.H22])*[.I22]" office:value-type="currency" office:currency="EUR" office:value="0" calcext:value-type="currency">
            <text:p>0,00 €</text:p>
          </table:table-cell>
          <table:table-cell table:style-name="ce6" table:formula="of:=[.F22]-[.H22]+[.J22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6" table:formula="of:=[.F23]*[.G23]" office:value-type="currency" office:currency="EUR" office:value="0" calcext:value-type="currency">
            <text:p>0,00 €</text:p>
          </table:table-cell>
          <table:table-cell table:style-name="ce2"/>
          <table:table-cell table:style-name="ce6" table:formula="of:=([.F23]-[.H23])*[.I23]" office:value-type="currency" office:currency="EUR" office:value="0" calcext:value-type="currency">
            <text:p>0,00 €</text:p>
          </table:table-cell>
          <table:table-cell table:style-name="ce6" table:formula="of:=[.F23]-[.H23]+[.J23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6" table:formula="of:=[.F24]*[.G24]" office:value-type="currency" office:currency="EUR" office:value="0" calcext:value-type="currency">
            <text:p>0,00 €</text:p>
          </table:table-cell>
          <table:table-cell table:style-name="ce2"/>
          <table:table-cell table:style-name="ce6" table:formula="of:=([.F24]-[.H24])*[.I24]" office:value-type="currency" office:currency="EUR" office:value="0" calcext:value-type="currency">
            <text:p>0,00 €</text:p>
          </table:table-cell>
          <table:table-cell table:style-name="ce6" table:formula="of:=[.F24]-[.H24]+[.J24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6" table:formula="of:=[.F25]*[.G25]" office:value-type="currency" office:currency="EUR" office:value="0" calcext:value-type="currency">
            <text:p>0,00 €</text:p>
          </table:table-cell>
          <table:table-cell table:style-name="ce2"/>
          <table:table-cell table:style-name="ce6" table:formula="of:=([.F25]-[.H25])*[.I25]" office:value-type="currency" office:currency="EUR" office:value="0" calcext:value-type="currency">
            <text:p>0,00 €</text:p>
          </table:table-cell>
          <table:table-cell table:style-name="ce6" table:formula="of:=[.F25]-[.H25]+[.J25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Import brut [5]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otal descompte [6]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ipus IVA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Base Imponible [7]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Import IVA [8]</text:p>
          </table:table-cell>
          <table:covered-table-cell table:style-name="ce1"/>
          <table:table-cell/>
        </table:table-row>
        <table:table-row table:style-name="ro1">
          <table:table-cell/>
          <table:table-cell table:style-name="ce3" table:formula="of:=SUM([.F16:.F25])" office:value-type="currency" office:currency="EUR" office:value="140.36" calcext:value-type="currency" table:number-columns-spanned="2" table:number-rows-spanned="3">
            <text:p>140,36 €</text:p>
          </table:table-cell>
          <table:covered-table-cell table:style-name="ce4"/>
          <table:table-cell table:style-name="ce3" table:formula="of:=SUM([.H16:.H25])" office:value-type="currency" office:currency="EUR" office:value="10.0715" calcext:value-type="currency" table:number-columns-spanned="2" table:number-rows-spanned="3">
            <text:p>10,07 €</text:p>
          </table:table-cell>
          <table:covered-table-cell table:style-name="ce4"/>
          <table:table-cell table:style-name="ce8" office:value-type="percentage" office:value="0.04" calcext:value-type="percentage" table:number-columns-spanned="2" table:number-rows-spanned="1">
            <text:p>4,00 %</text:p>
          </table:table-cell>
          <table:covered-table-cell table:style-name="ce4"/>
          <table:table-cell table:style-name="ce3" table:formula="of:=SUMIF([.I$16:.K$25];[.F27];[.K$16:.K$25])-SUMIF([.I$16:.K$25];[.F27];[.J$16:.J$25])" office:value-type="currency" office:currency="EUR" office:value="4.25" calcext:value-type="currency" table:number-columns-spanned="2" table:number-rows-spanned="1">
            <text:p>4,25 €</text:p>
          </table:table-cell>
          <table:covered-table-cell table:style-name="ce4"/>
          <table:table-cell table:style-name="ce3" table:formula="of:=[.F27]*[.H27]" office:value-type="currency" office:currency="EUR" office:value="0.17" calcext:value-type="currency" table:number-columns-spanned="2" table:number-rows-spanned="1">
            <text:p>0,17 €</text:p>
          </table:table-cell>
          <table:covered-table-cell table:style-name="ce4"/>
          <table:table-cell/>
        </table:table-row>
        <table:table-row table:style-name="ro1">
          <table:table-cell/>
          <table:covered-table-cell table:number-columns-repeated="4" table:style-name="ce4"/>
          <table:table-cell table:style-name="ce8" office:value-type="percentage" office:value="0.1" calcext:value-type="percentage" table:number-columns-spanned="2" table:number-rows-spanned="1">
            <text:p>10,00 %</text:p>
          </table:table-cell>
          <table:covered-table-cell table:style-name="ce4"/>
          <table:table-cell table:style-name="ce3" table:formula="of:=SUMIF([.I$16:.K$25];[.F28];[.K$16:.K$25])-SUMIF([.I$16:.K$25];[.F28];[.J$16:.J$25])" office:value-type="currency" office:currency="EUR" office:value="69.282" calcext:value-type="currency" table:number-columns-spanned="2" table:number-rows-spanned="1">
            <text:p>69,28 €</text:p>
          </table:table-cell>
          <table:covered-table-cell table:style-name="ce4"/>
          <table:table-cell table:style-name="ce3" table:formula="of:=[.F28]*[.H28]" office:value-type="currency" office:currency="EUR" office:value="6.9282" calcext:value-type="currency" table:number-columns-spanned="2" table:number-rows-spanned="1">
            <text:p>6,93 €</text:p>
          </table:table-cell>
          <table:covered-table-cell table:style-name="ce4"/>
          <table:table-cell/>
        </table:table-row>
        <table:table-row table:style-name="ro1">
          <table:table-cell/>
          <table:covered-table-cell table:number-columns-repeated="4" table:style-name="ce4"/>
          <table:table-cell table:style-name="ce8" office:value-type="percentage" office:value="0.21" calcext:value-type="percentage" table:number-columns-spanned="2" table:number-rows-spanned="1">
            <text:p>21,00 %</text:p>
          </table:table-cell>
          <table:covered-table-cell table:style-name="ce4"/>
          <table:table-cell table:style-name="ce3" table:formula="of:=SUMIF([.I$16:.K$25];[.F29];[.K$16:.K$25])-SUMIF([.I$16:.K$25];[.F29];[.J$16:.J$25])" office:value-type="currency" office:currency="EUR" office:value="56.7565" calcext:value-type="currency" table:number-columns-spanned="2" table:number-rows-spanned="1">
            <text:p>56,76 €</text:p>
          </table:table-cell>
          <table:covered-table-cell table:style-name="ce4"/>
          <table:table-cell table:style-name="ce3" table:formula="of:=[.F29]*[.H29]" office:value-type="currency" office:currency="EUR" office:value="11.918865" calcext:value-type="currency" table:number-columns-spanned="2" table:number-rows-spanned="1">
            <text:p>11,92 €</text:p>
          </table:table-cell>
          <table:covered-table-cell table:style-name="ce4"/>
          <table:table-cell/>
        </table:table-row>
        <table:table-row table:style-name="ro1">
          <table:table-cell/>
          <table:table-cell table:style-name="ce5" office:value-type="string" calcext:value-type="string" table:number-columns-spanned="4" table:number-rows-spanned="3">
            <text:p>Forma de Pagament: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3">
            <text:p>TOTAL FACTURA</text:p>
          </table:table-cell>
          <table:covered-table-cell table:number-columns-repeated="3" table:style-name="ce5"/>
          <table:table-cell table:style-name="ce3" office:value-type="currency" office:currency="EUR" office:value="149.31" calcext:value-type="currency" table:number-columns-spanned="2" table:number-rows-spanned="3">
            <text:p>149,31 €</text:p>
          </table:table-cell>
          <table:covered-table-cell table:style-name="ce4"/>
          <table:table-cell/>
        </table:table-row>
        <table:table-row table:style-name="ro1">
          <table:table-cell/>
          <table:covered-table-cell table:number-columns-repeated="8" table:style-name="ce5"/>
          <table:covered-table-cell table:number-columns-repeated="2" table:style-name="ce4"/>
          <table:table-cell/>
        </table:table-row>
        <table:table-row table:style-name="ro1">
          <table:table-cell/>
          <table:covered-table-cell table:number-columns-repeated="8" table:style-name="ce5"/>
          <table:covered-table-cell table:number-columns-repeated="2" table:style-name="ce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0T09:05:06.396734017</meta:creation-date>
    <meta:generator>LibreOffice/7.3.7.2$Linux_X86_64 LibreOffice_project/30$Build-2</meta:generator>
    <dc:date>2024-01-12T08:51:03.993901149</dc:date>
    <meta:editing-duration>PT7M46S</meta:editing-duration>
    <meta:editing-cycles>1</meta:editing-cycles>
    <meta:document-statistic meta:table-count="1" meta:cell-count="92" meta:object-count="0"/>
  </office:meta>
</office:document-meta>
</file>